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579H04M52.265051S" calcext:value-type="time">
            <text:p>1579:04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05]-[.B305] &gt; 0; [.C305]-[.B30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05]-[.F305] &gt; 0; [.G305]-[.F305]; 0)" office:value-type="time" office:time-value="PT00H00M00S" calcext:value-type="time">
            <text:p>00:00</text:p>
          </table:table-cell>
          <table:table-cell table:style-name="ce18" table:formula="of:=[.D305]+[.H30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15H12M38.957S" calcext:value-type="time">
            <text:p>15:12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07]-[.B307] &gt; 0; [.C307]-[.B30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7]-[.F307] &gt; 0; [.G307]-[.F307]; 0)" office:value-type="time" office:time-value="PT00H00M00S" calcext:value-type="time">
            <text:p>00:00</text:p>
          </table:table-cell>
          <table:table-cell table:formula="of:=[.D307]+[.H30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08]-[.B308] &gt; 0; [.C308]-[.B30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8]-[.F308] &gt; 0; [.G308]-[.F308]; 0)" office:value-type="time" office:time-value="PT00H00M00S" calcext:value-type="time">
            <text:p>00:00</text:p>
          </table:table-cell>
          <table:table-cell table:formula="of:=[.D308]+[.H30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09]-[.B309] &gt; 0; [.C309]-[.B3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11]-[.B311] &gt; 0; [.C311]-[.B31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11]-[.F311] &gt; 0; [.G311]-[.F311]; 0)" office:value-type="time" office:time-value="PT00H00M00S" calcext:value-type="time">
            <text:p>00:00</text:p>
          </table:table-cell>
          <table:table-cell table:style-name="ce18" table:formula="of:=[.D311]+[.H31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13]-[.B313] &gt; 0; [.C313]-[.B31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3]-[.F313] &gt; 0; [.G313]-[.F313]; 0)" office:value-type="time" office:time-value="PT00H00M00S" calcext:value-type="time">
            <text:p>00:00</text:p>
          </table:table-cell>
          <table:table-cell table:formula="of:=[.D313]+[.H31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14]-[.B314] &gt; 0; [.C314]-[.B31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4]-[.F314] &gt; 0; [.G314]-[.F314]; 0)" office:value-type="time" office:time-value="PT00H00M00S" calcext:value-type="time">
            <text:p>00:00</text:p>
          </table:table-cell>
          <table:table-cell table:formula="of:=[.D314]+[.H31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15]-[.B315] &gt; 0; [.C315]-[.B31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5]-[.F315] &gt; 0; [.G315]-[.F315]; 0)" office:value-type="time" office:time-value="PT00H00M00S" calcext:value-type="time">
            <text:p>00:00</text:p>
          </table:table-cell>
          <table:table-cell table:formula="of:=[.D315]+[.H31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16]-[.B316] &gt; 0; [.C316]-[.B3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6]-[.F316] &gt; 0; [.G316]-[.F316]; 0)" office:value-type="time" office:time-value="PT00H00M00S" calcext:value-type="time">
            <text:p>00:00</text:p>
          </table:table-cell>
          <table:table-cell table:formula="of:=[.D316]+[.H3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17]-[.B317] &gt; 0; [.C317]-[.B31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17]-[.F317] &gt; 0; [.G317]-[.F317]; 0)" office:value-type="time" office:time-value="PT00H00M00S" calcext:value-type="time">
            <text:p>00:00</text:p>
          </table:table-cell>
          <table:table-cell table:style-name="ce18" table:formula="of:=[.D317]+[.H31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19]-[.B319] &gt; 0; [.C319]-[.B31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9]-[.F319] &gt; 0; [.G319]-[.F319]; 0)" office:value-type="time" office:time-value="PT00H00M00S" calcext:value-type="time">
            <text:p>00:00</text:p>
          </table:table-cell>
          <table:table-cell table:formula="of:=[.D319]+[.H31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</table:table-row>
        <table:table-row table:style-name="ro1"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1">00/00/0000</text:date>, <text:time style:data-style-name="N2" text:time-value="08:07:48.24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2-01T16:44:30.648000000</dc:date>
    <meta:editing-duration>P70DT13H21M13S</meta:editing-duration>
    <meta:editing-cycles>1859</meta:editing-cycles>
    <meta:generator>LibreOffice/7.2.6.2$Windows_X86_64 LibreOffice_project/b0ec3a565991f7569a5a7f5d24fed7f52653d754</meta:generator>
    <dc:creator>Benjamin Laws</dc:creator>
    <meta:document-statistic meta:table-count="2" meta:cell-count="2317" meta:object-count="0"/>
  </office:meta>
</office:document-meta>
</file>